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P2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 officeooo:rsid="000c3cc5" officeooo:paragraph-rsid="000c3cc5"/>
    </style:style>
    <style:style style:name="P3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T1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t d(<text:span text:style-name="T1">n</text:span>) be defined as the sum of proper divisors of <text:span text:style-name="T1">n </text:span>(numbers less than <text:span text:style-name="T1">n </text:span>which divide evenly into <text:span text:style-name="T1">n</text:span>).<text:line-break/>If d(<text:span text:style-name="T1">a</text:span>) = <text:span text:style-name="T1">b </text:span>and d(<text:span text:style-name="T1">b</text:span>) = <text:span text:style-name="T1">a</text:span>, where <text:span text:style-name="T1">a </text:span>≠ <text:span text:style-name="T1">b</text:span>, then <text:span text:style-name="T1">a </text:span>and <text:span text:style-name="T1">b </text:span>are an amicable pair and each of <text:span text:style-name="T1">a </text:span>and <text:span text:style-name="T1">b </text:span>are called amicable numbers.</text:p>
      <text:p text:style-name="P1">For example, the proper divisors of 220 are 1, 2, 4, 5, 10, 11, 20, 22, 44, 55 and 110; therefore d(220) = 284. The proper divisors of 284 are 1, 2, 4, 71 and 142; so d(284) = 220.</text:p>
      <text:p text:style-name="P1">Evaluate the sum of all the amicable numbers under 10000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9:03:45.743000000</meta:creation-date>
    <dc:date>2015-06-17T09:00:24.431000000</dc:date>
    <meta:editing-duration>PT8M37S</meta:editing-duration>
    <meta:editing-cycles>14</meta:editing-cycles>
    <meta:generator>LibreOffice/4.4.3.2$Windows_x86 LibreOffice_project/88805f81e9fe61362df02b9941de8e38a9b5fd16</meta:generator>
    <meta:document-statistic meta:table-count="0" meta:image-count="0" meta:object-count="0" meta:page-count="1" meta:paragraph-count="3" meta:word-count="101" meta:character-count="463" meta:non-whitespace-character-count="365"/>
  </office:meta>
</office:document-meta>
</file>